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>
      <style:text-properties fo:font-style="italic" style:font-style-asian="italic" style:font-style-complex="italic"/>
    </style:style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tyle="italic" style:font-style-asian="italic" style:font-style-complex="italic"/>
    </style:style>
    <style:style style:name="T12_2" style:family="text">
      <style:text-properties fo:font-style="italic" style:font-style-asian="italic" style:font-style-complex="italic"/>
    </style:style>
    <style:style style:name="T12_3" style:family="text">
      <style:text-properties fo:font-style="italic" style:font-style-asian="italic" style:font-style-complex="italic"/>
    </style:style>
    <style:style style:name="T12_4" style:family="text">
      <style:text-properties fo:font-style="italic" style:font-style-asian="italic" style:font-style-complex="italic"/>
    </style:style>
    <style:style style:name="T12_5" style:family="text">
      <style:text-properties fo:font-style="italic" style:font-style-asian="italic" style:font-style-complex="italic"/>
    </style:style>
    <style:style style:name="T12_6" style:family="text"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tyle="italic" style:font-style-asian="italic" style:font-style-complex="italic"/>
    </style:style>
    <style:style style:name="T16_2" style:family="text">
      <style:text-properties fo:font-style="italic" style:font-style-asian="italic" style:font-style-complex="italic"/>
    </style:style>
    <style:style style:name="T16_3" style:family="text">
      <style:text-properties fo:font-style="italic" style:font-style-asian="italic" style:font-style-complex="italic"/>
    </style:style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T16_6" style:family="text">
      <style:text-properties fo:font-style="italic" style:font-style-asian="italic" style:font-style-complex="italic"/>
    </style:style>
    <style:style style:name="T16_7" style:family="text">
      <style:text-properties fo:font-style="italic" style:font-style-asian="italic" style:font-style-complex="italic"/>
    </style:style>
    <style:style style:name="T16_8" style:family="text">
      <style:text-properties fo:font-style="italic" style:font-style-asian="italic" style:font-style-complex="italic"/>
    </style:style>
    <style:style style:name="T16_9" style:family="text">
      <style:text-properties fo:font-style="italic" style:font-style-asian="italic" style:font-style-complex="italic"/>
    </style:style>
    <style:style style:name="T16_10" style:family="text">
      <style:text-properties fo:font-style="italic" style:font-style-asian="italic" style:font-style-complex="italic"/>
    </style:style>
    <style:style style:name="T16_11" style:family="text">
      <style:text-properties fo:font-style="italic" style:font-style-asian="italic" style:font-style-complex="italic"/>
    </style:style>
    <style:style style:name="T16_12" style:family="text">
      <style:text-properties fo:font-style="italic" style:font-style-asian="italic" style:font-style-complex="italic"/>
    </style:style>
    <style:style style:name="T16_13" style:family="text">
      <style:text-properties fo:font-style="italic" style:font-style-asian="italic" style:font-style-complex="italic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tyle="italic" style:font-style-asian="italic" style:font-style-complex="italic"/>
    </style:style>
    <style:style style:name="T17_2" style:family="text">
      <style:text-properties fo:font-style="italic" style:font-style-asian="italic" style:font-style-complex="italic"/>
    </style:style>
    <style:style style:name="T17_3" style:family="text">
      <style:text-properties fo:font-style="italic" style:font-style-asian="italic" style:font-style-complex="italic"/>
    </style:style>
    <style:style style:name="T17_4" style:family="text">
      <style:text-properties fo:font-style="italic" style:font-style-asian="italic" style:font-style-complex="italic"/>
    </style:style>
    <style:style style:name="T17_5" style:family="text">
      <style:text-properties fo:font-style="italic" style:font-style-asian="italic" style:font-style-complex="italic"/>
    </style:style>
    <style:style style:name="P1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tyle="italic" style:font-style-asian="italic" style:font-style-complex="italic"/>
    </style:style>
    <style:style style:name="T19_2" style:family="text">
      <style:text-properties fo:font-style="italic" style:font-style-asian="italic" style:font-style-complex="italic"/>
    </style:style>
    <style:style style:name="T19_3" style:family="text">
      <style:text-properties fo:font-style="italic" style:font-style-asian="italic" style:font-style-complex="italic"/>
    </style:style>
    <style:style style:name="P2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tyle="italic" style:font-style-asian="italic" style:font-style-complex="italic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T21_6" style:family="text">
      <style:text-properties fo:font-style="italic" style:font-style-asian="italic" style:font-style-complex="italic"/>
    </style:style>
    <style:style style:name="T21_7" style:family="text">
      <style:text-properties fo:font-style="italic" style:font-style-asian="italic" style:font-style-complex="italic"/>
    </style:style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T22_7" style:family="text">
      <style:text-properties fo:font-style="italic" style:font-style-asian="italic" style:font-style-complex="italic"/>
    </style:style>
    <style:style style:name="T22_8" style:family="text">
      <style:text-properties fo:font-style="italic" style:font-style-asian="italic" style:font-style-complex="italic"/>
    </style:style>
    <style:style style:name="T22_9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tyle="italic" style:font-style-asian="italic" style:font-style-complex="italic"/>
    </style:style>
    <style:style style:name="T24_2" style:family="text">
      <style:text-properties fo:font-style="italic" style:font-style-asian="italic" style:font-style-complex="italic"/>
    </style:style>
    <style:style style:name="T24_3" style:family="text">
      <style:text-properties fo:font-style="italic" style:font-style-asian="italic" style:font-style-complex="italic"/>
    </style:style>
    <style:style style:name="T24_4" style:family="text">
      <style:text-properties fo:font-style="italic" style:font-style-asian="italic" style:font-style-complex="italic"/>
    </style:style>
    <style:style style:name="T24_5" style:family="text">
      <style:text-properties fo:font-style="italic" style:font-style-asian="italic" style:font-style-complex="italic"/>
    </style:style>
    <style:style style:name="T24_6" style:family="text">
      <style:text-properties fo:font-style="italic" style:font-style-asian="italic" style:font-style-complex="italic"/>
    </style:style>
    <style:style style:name="T24_7" style:family="text">
      <style:text-properties fo:font-style="italic" style:font-style-asian="italic" style:font-style-complex="italic"/>
    </style:style>
    <style:style style:name="T24_8" style:family="text">
      <style:text-properties fo:font-style="italic" style:font-style-asian="italic" style:font-style-complex="italic"/>
    </style:style>
    <style:style style:name="T24_9" style:family="text">
      <style:text-properties fo:font-style="italic" style:font-style-asian="italic" style:font-style-complex="italic"/>
    </style:style>
    <style:style style:name="T24_10" style:family="text">
      <style:text-properties fo:font-style="italic" style:font-style-asian="italic" style:font-style-complex="italic"/>
    </style:style>
    <style:style style:name="T24_11" style:family="text">
      <style:text-properties fo:font-style="italic" style:font-style-asian="italic" style:font-style-complex="italic"/>
    </style:style>
    <style:style style:name="T24_12" style:family="text">
      <style:text-properties fo:font-style="italic" style:font-style-asian="italic" style:font-style-complex="italic"/>
    </style:style>
    <style:style style:name="T24_13" style:family="text">
      <style:text-properties fo:font-style="italic" style:font-style-asian="italic" style:font-style-complex="italic"/>
    </style:style>
    <style:style style:name="T24_14" style:family="text">
      <style:text-properties fo:font-style="italic" style:font-style-asian="italic" style:font-style-complex="italic"/>
    </style:style>
    <style:style style:name="T24_15" style:family="text">
      <style:text-properties fo:font-style="italic" style:font-style-asian="italic" style:font-style-complex="italic"/>
    </style:style>
    <style:style style:name="T24_16" style:family="text">
      <style:text-properties fo:font-style="italic" style:font-style-asian="italic" style:font-style-complex="italic"/>
    </style:style>
    <style:style style:name="T24_17" style:family="text">
      <style:text-properties fo:font-style="italic" style:font-style-asian="italic" style:font-style-complex="italic"/>
    </style:style>
    <style:style style:name="T24_18" style:family="text">
      <style:text-properties fo:font-style="italic" style:font-style-asian="italic" style:font-style-complex="italic"/>
    </style:style>
    <style:style style:name="T24_19" style:family="text">
      <style:text-properties fo:font-style="italic" style:font-style-asian="italic" style:font-style-complex="italic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T25_5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T26_7" style:family="text">
      <style:text-properties fo:font-style="italic" style:font-style-asian="italic" style:font-style-complex="italic"/>
    </style:style>
    <style:style style:name="T26_8" style:family="text">
      <style:text-properties fo:font-style="italic" style:font-style-asian="italic" style:font-style-complex="italic"/>
    </style:style>
    <style:style style:name="T26_9" style:family="text">
      <style:text-properties fo:font-style="italic" style:font-style-asian="italic" style:font-style-complex="italic"/>
    </style:style>
    <style:style style:name="T26_10" style:family="text">
      <style:text-properties fo:font-style="italic" style:font-style-asian="italic" style:font-style-complex="italic"/>
    </style:style>
    <style:style style:name="T26_11" style:family="text">
      <style:text-properties fo:font-style="italic" style:font-style-asian="italic" style:font-style-complex="italic"/>
    </style:style>
    <style:style style:name="T26_12" style:family="text">
      <style:text-properties fo:font-style="italic" style:font-style-asian="italic" style:font-style-complex="italic"/>
    </style:style>
    <style:style style:name="T26_13" style:family="text">
      <style:text-properties fo:font-style="italic" style:font-style-asian="italic" style:font-style-complex="italic"/>
    </style:style>
    <style:style style:name="T26_14" style:family="text">
      <style:text-properties fo:font-style="italic" style:font-style-asian="italic" style:font-style-complex="italic"/>
    </style:style>
    <style:style style:name="T26_15" style:family="text">
      <style:text-properties fo:font-style="italic" style:font-style-asian="italic" style:font-style-complex="italic"/>
    </style:style>
    <style:style style:name="T26_16" style:family="text">
      <style:text-properties fo:font-style="italic" style:font-style-asian="italic" style:font-style-complex="italic"/>
    </style:style>
    <style:style style:name="T26_17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tyle="italic" style:font-style-asian="italic" style:font-style-complex="italic"/>
    </style:style>
    <style:style style:name="T28_2" style:family="text">
      <style:text-properties fo:font-style="italic" style:font-style-asian="italic" style:font-style-complex="italic"/>
    </style:style>
    <style:style style:name="T28_3" style:family="text">
      <style:text-properties fo:font-style="italic" style:font-style-asian="italic" style:font-style-complex="italic"/>
    </style:style>
    <style:style style:name="T28_4" style:family="text">
      <style:text-properties fo:font-style="italic" style:font-style-asian="italic" style:font-style-complex="italic"/>
    </style:style>
    <style:style style:name="T28_5" style:family="text"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T30_3" style:family="text">
      <style:text-properties fo:font-style="italic" style:font-style-asian="italic" style:font-style-complex="italic"/>
    </style:style>
    <style:style style:name="T30_4" style:family="text">
      <style:text-properties fo:font-style="italic" style:font-style-asian="italic" style:font-style-complex="italic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T32_8" style:family="text">
      <style:text-properties fo:font-style="italic" style:font-style-asian="italic" style:font-style-complex="italic"/>
    </style:style>
    <style:style style:name="T32_9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tyle="italic" style:font-style-asian="italic" style:font-style-complex="italic"/>
    </style:style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>
      <style:text-properties fo:font-style="italic" style:font-style-asian="italic" style:font-style-complex="italic"/>
    </style:style>
    <style:style style:name="T34_5" style:family="text">
      <style:text-properties fo:font-style="italic" style:font-style-asian="italic" style:font-style-complex="italic"/>
    </style:style>
    <style:style style:name="T34_6" style:family="text">
      <style:text-properties fo:font-style="italic" style:font-style-asian="italic" style:font-style-complex="italic"/>
    </style:style>
    <style:style style:name="T34_7" style:family="text">
      <style:text-properties fo:font-style="italic" style:font-style-asian="italic" style:font-style-complex="italic"/>
    </style:style>
    <style:style style:name="T34_8" style:family="text">
      <style:text-properties fo:font-style="italic" style:font-style-asian="italic" style:font-style-complex="italic"/>
    </style:style>
    <style:style style:name="T34_9" style:family="text">
      <style:text-properties fo:font-style="italic" style:font-style-asian="italic" style:font-style-complex="italic"/>
    </style:style>
    <style:style style:name="T34_10" style:family="text">
      <style:text-properties fo:font-style="italic" style:font-style-asian="italic" style:font-style-complex="italic"/>
    </style:style>
    <style:style style:name="T34_11" style:family="text">
      <style:text-properties fo:font-style="italic" style:font-style-asian="italic" style:font-style-complex="italic"/>
    </style:style>
    <style:style style:name="T34_12" style:family="text">
      <style:text-properties fo:font-style="italic" style:font-style-asian="italic" style:font-style-complex="italic"/>
    </style:style>
    <style:style style:name="T34_13" style:family="text">
      <style:text-properties fo:font-style="italic" style:font-style-asian="italic" style:font-style-complex="italic"/>
    </style:style>
    <style:style style:name="T34_14" style:family="text">
      <style:text-properties fo:font-style="italic" style:font-style-asian="italic" style:font-style-complex="italic"/>
    </style:style>
    <style:style style:name="T34_15" style:family="text">
      <style:text-properties fo:font-style="italic" style:font-style-asian="italic" style:font-style-complex="italic"/>
    </style:style>
    <style:style style:name="T34_16" style:family="text">
      <style:text-properties fo:font-style="italic" style:font-style-asian="italic" style:font-style-complex="italic"/>
    </style:style>
    <style:style style:name="T34_17" style:family="text">
      <style:text-properties fo:font-style="italic" style:font-style-asian="italic" style:font-style-complex="italic"/>
    </style:style>
    <style:style style:name="T34_18" style:family="text">
      <style:text-properties fo:font-style="italic" style:font-style-asian="italic" style:font-style-complex="italic"/>
    </style:style>
    <style:style style:name="T34_19" style:family="text">
      <style:text-properties fo:font-style="italic" style:font-style-asian="italic" style:font-style-complex="italic"/>
    </style:style>
    <style:style style:name="T34_20" style:family="text">
      <style:text-properties fo:font-style="italic" style:font-style-asian="italic" style:font-style-complex="italic"/>
    </style:style>
    <style:style style:name="T34_21" style:family="text">
      <style:text-properties fo:font-style="italic" style:font-style-asian="italic" style:font-style-complex="italic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tyle="italic" style:font-style-asian="italic" style:font-style-complex="italic"/>
    </style:style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>
      <style:text-properties fo:font-style="italic" style:font-style-asian="italic" style:font-style-complex="italic"/>
    </style:style>
    <style:style style:name="T35_11" style:family="text">
      <style:text-properties fo:font-style="italic" style:font-style-asian="italic" style:font-style-complex="italic"/>
    </style:style>
    <style:style style:name="T35_12" style:family="text">
      <style:text-properties fo:font-style="italic" style:font-style-asian="italic" style:font-style-complex="italic"/>
    </style:style>
    <style:style style:name="T35_13" style:family="text">
      <style:text-properties fo:font-style="italic" style:font-style-asian="italic" style:font-style-complex="italic"/>
    </style:style>
    <style:style style:name="T35_14" style:family="text">
      <style:text-properties fo:font-style="italic" style:font-style-asian="italic" style:font-style-complex="italic"/>
    </style:style>
    <style:style style:name="T35_15" style:family="text">
      <style:text-properties fo:font-style="italic" style:font-style-asian="italic" style:font-style-complex="italic"/>
    </style:style>
    <style:style style:name="T35_16" style:family="text">
      <style:text-properties fo:font-style="italic" style:font-style-asian="italic" style:font-style-complex="italic"/>
    </style:style>
    <style:style style:name="T35_17" style:family="text">
      <style:text-properties fo:font-style="italic" style:font-style-asian="italic" style:font-style-complex="italic"/>
    </style:style>
    <style:style style:name="P3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T37_8" style:family="text">
      <style:text-properties fo:font-style="italic" style:font-style-asian="italic" style:font-style-complex="italic"/>
    </style:style>
    <style:style style:name="T37_9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tyle="italic" style:font-style-asian="italic" style:font-style-complex="italic"/>
    </style:style>
    <style:style style:name="T39_2" style:family="text">
      <style:text-properties fo:font-style="italic" style:font-style-asian="italic" style:font-style-complex="italic"/>
    </style:style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T39_5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tyle="italic" style:font-style-asian="italic" style:font-style-complex="italic"/>
    </style:style>
    <style:style style:name="T41_2" style:family="text">
      <style:text-properties fo:font-style="italic" style:font-style-asian="italic" style:font-style-complex="italic"/>
    </style:style>
    <style:style style:name="T41_3" style:family="text">
      <style:text-properties fo:font-style="italic" style:font-style-asian="italic" style:font-style-complex="italic"/>
    </style:style>
    <style:style style:name="T41_4" style:family="text">
      <style:text-properties fo:font-style="italic" style:font-style-asian="italic" style:font-style-complex="italic"/>
    </style:style>
    <style:style style:name="T41_5" style:family="text">
      <style:text-properties fo:font-style="italic" style:font-style-asian="italic" style:font-style-complex="italic"/>
    </style:style>
    <style:style style:name="T41_6" style:family="text">
      <style:text-properties fo:font-style="italic" style:font-style-asian="italic" style:font-style-complex="italic"/>
    </style:style>
    <style:style style:name="T41_7" style:family="text">
      <style:text-properties fo:font-style="italic" style:font-style-asian="italic" style:font-style-complex="italic"/>
    </style:style>
    <style:style style:name="T41_8" style:family="text">
      <style:text-properties fo:font-style="italic" style:font-style-asian="italic" style:font-style-complex="italic"/>
    </style:style>
    <style:style style:name="T41_9" style:family="text">
      <style:text-properties fo:font-style="italic" style:font-style-asian="italic" style:font-style-complex="italic"/>
    </style:style>
    <style:style style:name="T41_10" style:family="text">
      <style:text-properties fo:font-style="italic" style:font-style-asian="italic" style:font-style-complex="italic"/>
    </style:style>
    <style:style style:name="T41_11" style:family="text">
      <style:text-properties fo:font-style="italic" style:font-style-asian="italic" style:font-style-complex="italic"/>
    </style:style>
    <style:style style:name="P4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tyle="italic" style:font-style-asian="italic" style:font-style-complex="italic"/>
    </style:style>
    <style:style style:name="T48_2" style:family="text">
      <style:text-properties fo:font-style="italic" style:font-style-asian="italic" style:font-style-complex="italic"/>
    </style:style>
    <style:style style:name="T48_3" style:family="text">
      <style:text-properties fo:font-style="italic" style:font-style-asian="italic" style:font-style-complex="italic"/>
    </style:style>
    <style:style style:name="T48_4" style:family="text">
      <style:text-properties fo:font-style="italic" style:font-style-asian="italic" style:font-style-complex="italic"/>
    </style:style>
    <style:style style:name="T48_5" style:family="text">
      <style:text-properties fo:font-style="italic" style:font-style-asian="italic" style:font-style-complex="italic"/>
    </style:style>
    <style:style style:name="T48_6" style:family="text">
      <style:text-properties fo:font-style="italic" style:font-style-asian="italic" style:font-style-complex="italic"/>
    </style:style>
    <style:style style:name="T48_7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tyle="italic" style:font-style-asian="italic" style:font-style-complex="italic"/>
    </style:style>
  </office:automatic-styles>
  <office:body>
    <office:text>
      <text:p text:style-name="P1"><text:span text:style-name="T1_1">1.<text:s/></text:span><text:span text:style-name="T1_2">Write</text:span><text:span text:style-name="T1_3">,<text:s/></text:span><text:span text:style-name="T1_4">and</text:span><text:span text:style-name="T1_5"><text:s/></text:span><text:span text:style-name="T1_6">properly</text:span><text:span text:style-name="T1_7"><text:s/></text:span><text:span text:style-name="T1_8">comment</text:span><text:span text:style-name="T1_9">,<text:s/></text:span><text:span text:style-name="T1_10">a</text:span><text:span text:style-name="T1_11"><text:s/></text:span><text:span text:style-name="T1_12">simple</text:span><text:span text:style-name="T1_13"><text:s/></text:span><text:span text:style-name="T1_14">program</text:span><text:span text:style-name="T1_15">.</text:span></text:p>
      <text:p text:style-name="P2"/>
      <text:p text:style-name="P3"><text:span text:style-name="T3_1">2.<text:s/></text:span><text:span text:style-name="T3_2">Go</text:span><text:span text:style-name="T3_3"><text:s/></text:span><text:span text:style-name="T3_4">back</text:span><text:span text:style-name="T3_5"><text:s/></text:span><text:span text:style-name="T3_6">to</text:span><text:span text:style-name="T3_7"><text:s/></text:span><text:span text:style-name="T3_8">a</text:span><text:span text:style-name="T3_9"><text:s/></text:span><text:span text:style-name="T3_10">program</text:span><text:span text:style-name="T3_11"><text:s/></text:span><text:span text:style-name="T3_12">you</text:span><text:span text:style-name="T3_13"><text:s/></text:span><text:span text:style-name="T3_14">wrote</text:span><text:span text:style-name="T3_15"><text:s/></text:span><text:span text:style-name="T3_16">earlier</text:span><text:span text:style-name="T3_17">.<text:s/></text:span><text:span text:style-name="T3_18">Create</text:span><text:span text:style-name="T3_19"><text:s/></text:span><text:span text:style-name="T3_20">comments</text:span><text:span text:style-name="T3_21"><text:s/></text:span><text:span text:style-name="T3_22">that</text:span><text:span text:style-name="T3_23"><text:s/></text:span><text:span text:style-name="T3_24">explain</text:span><text:span text:style-name="T3_25"><text:s/></text:span><text:span text:style-name="T3_26">what</text:span><text:span text:style-name="T3_27">’</text:span><text:span text:style-name="T3_28">s</text:span><text:span text:style-name="T3_29"><text:s/></text:span><text:span text:style-name="T3_30">happening</text:span><text:span text:style-name="T3_31">,<text:s/></text:span><text:span text:style-name="T3_32">and</text:span><text:span text:style-name="T3_33"><text:s/></text:span><text:span text:style-name="T3_34">share</text:span><text:span text:style-name="T3_35"><text:s/></text:span><text:span text:style-name="T3_36">it</text:span><text:span text:style-name="T3_37"><text:s/></text:span><text:span text:style-name="T3_38">with</text:span><text:span text:style-name="T3_39"><text:s/></text:span><text:span text:style-name="T3_40">a</text:span><text:span text:style-name="T3_41"><text:s/></text:span><text:span text:style-name="T3_42">classmate</text:span><text:span text:style-name="T3_43">.<text:s/></text:span><text:span text:style-name="T3_44">Ask</text:span><text:span text:style-name="T3_45"><text:s/></text:span><text:span text:style-name="T3_46">them</text:span><text:span text:style-name="T3_47"><text:s/></text:span><text:span text:style-name="T3_48">if</text:span><text:span text:style-name="T3_49"><text:s/></text:span><text:span text:style-name="T3_50">they</text:span><text:span text:style-name="T3_51"><text:s/></text:span><text:span text:style-name="T3_52">understand</text:span><text:span text:style-name="T3_53"><text:s/></text:span><text:span text:style-name="T3_54">what</text:span><text:span text:style-name="T3_55">’</text:span><text:span text:style-name="T3_56">s</text:span><text:span text:style-name="T3_57"><text:s/></text:span><text:span text:style-name="T3_58">happening</text:span><text:span text:style-name="T3_59"><text:s/></text:span><text:span text:style-name="T3_60">from</text:span><text:span text:style-name="T3_61"><text:s/></text:span><text:span text:style-name="T3_62">just</text:span><text:span text:style-name="T3_63"><text:s/></text:span><text:span text:style-name="T3_64">the</text:span><text:span text:style-name="T3_65"><text:s/></text:span><text:span text:style-name="T3_66">comments</text:span><text:span text:style-name="T3_67"><text:s/></text:span><text:span text:style-name="T3_68">themselves</text:span><text:span text:style-name="T3_69">.</text:span></text:p>
      <text:p text:style-name="P4"/>
      <text:p text:style-name="P5"><text:span text:style-name="T5_1">3.<text:s/></text:span><text:span text:style-name="T5_2">Comment</text:span><text:span text:style-name="T5_3"><text:s/></text:span><text:span text:style-name="T5_4">the</text:span><text:span text:style-name="T5_5"><text:s/></text:span><text:span text:style-name="T5_6">following</text:span><text:span text:style-name="T5_7"><text:s/></text:span><text:span text:style-name="T5_8">code</text:span><text:span text:style-name="T5_9">:</text:span></text:p>
      <text:p text:style-name="P6"/>
      <text:p text:style-name="P7"><text:span text:style-name="T7_1">Note</text:span><text:span text:style-name="T7_2">:<text:s/></text:span><text:span text:style-name="T7_3">Save</text:span><text:span text:style-name="T7_4"><text:s/></text:span><text:span text:style-name="T7_5">percentages</text:span><text:span text:style-name="T7_6"><text:s/></text:span><text:span text:style-name="T7_7">in</text:span><text:span text:style-name="T7_8"><text:s/></text:span><text:span text:style-name="T7_9">hockey</text:span><text:span text:style-name="T7_10"><text:s/></text:span><text:span text:style-name="T7_11">are</text:span><text:span text:style-name="T7_12"><text:s/></text:span><text:span text:style-name="T7_13">shown</text:span><text:span text:style-name="T7_14"><text:s/></text:span><text:span text:style-name="T7_15">to</text:span><text:span text:style-name="T7_16"><text:s/></text:span><text:span text:style-name="T7_17">three</text:span><text:span text:style-name="T7_18"><text:s/></text:span><text:span text:style-name="T7_19">decimal</text:span><text:span text:style-name="T7_20"><text:s/></text:span><text:span text:style-name="T7_21">places</text:span><text:span text:style-name="T7_22"><text:s/></text:span><text:span text:style-name="T7_23">and</text:span><text:span text:style-name="T7_24"><text:s/></text:span><text:span text:style-name="T7_25">not</text:span><text:span text:style-name="T7_26"><text:s/></text:span><text:span text:style-name="T7_27">multiplied</text:span><text:span text:style-name="T7_28"><text:s/></text:span><text:span text:style-name="T7_29">by</text:span><text:span text:style-name="T7_30"><text:s/>100;<text:s/>.900<text:s/></text:span><text:span text:style-name="T7_31">instead</text:span><text:span text:style-name="T7_32"><text:s/></text:span><text:span text:style-name="T7_33">of</text:span><text:span text:style-name="T7_34"><text:s/>90%</text:span></text:p>
      <text:p text:style-name="P8"/>
      <text:p text:style-name="P9"><text:span text:style-name="T9_1">#</text:span><text:span text:style-name="T9_2">include</text:span><text:span text:style-name="T9_3"><text:s/>&lt;</text:span><text:span text:style-name="T9_4">iostream</text:span><text:span text:style-name="T9_5">&gt;</text:span></text:p>
      <text:p text:style-name="P10"><text:span text:style-name="T10_1">#</text:span><text:span text:style-name="T10_2">include</text:span><text:span text:style-name="T10_3"><text:s/>&lt;</text:span><text:span text:style-name="T10_4">cstdlib</text:span><text:span text:style-name="T10_5">&gt;</text:span></text:p>
      <text:p text:style-name="P11"/>
      <text:p text:style-name="P12"><text:span text:style-name="T12_1">using</text:span><text:span text:style-name="T12_2"><text:s/></text:span><text:span text:style-name="T12_3">namespace</text:span><text:span text:style-name="T12_4"><text:s/></text:span><text:span text:style-name="T12_5">std</text:span><text:span text:style-name="T12_6">;</text:span></text:p>
      <text:p text:style-name="P13"/>
      <text:p text:style-name="P14"><text:span text:style-name="T14_1">int</text:span><text:span text:style-name="T14_2"><text:s/></text:span><text:span text:style-name="T14_3">main</text:span><text:span text:style-name="T14_4">()</text:span></text:p>
      <text:p text:style-name="P15"><text:span text:style-name="T15_1">{</text:span></text:p>
      <text:p text:style-name="P16"><text:span text:style-name="T16_1"><text:s text:c="4"/></text:span><text:span text:style-name="T16_2">double</text:span><text:span text:style-name="T16_3"><text:s/></text:span><text:span text:style-name="T16_4">shots</text:span><text:span text:style-name="T16_5">,<text:s/></text:span><text:span text:style-name="T16_6">goals</text:span><text:span text:style-name="T16_7">,<text:s/></text:span><text:span text:style-name="T16_8">saves</text:span><text:span text:style-name="T16_9">,<text:s/></text:span><text:span text:style-name="T16_10">save</text:span><text:span text:style-name="T16_11">_</text:span><text:span text:style-name="T16_12">perc</text:span><text:span text:style-name="T16_13">;</text:span></text:p>
      <text:p text:style-name="P17"><text:span text:style-name="T17_1"><text:s text:c="4"/></text:span><text:span text:style-name="T17_2">char</text:span><text:span text:style-name="T17_3"><text:s/></text:span><text:span text:style-name="T17_4">cont</text:span><text:span text:style-name="T17_5">;</text:span></text:p>
      <text:p text:style-name="P18"/>
      <text:p text:style-name="P19"><text:span text:style-name="T19_1"><text:s text:c="4"/></text:span><text:span text:style-name="T19_2">do</text:span><text:span text:style-name="T19_3"><text:s/>{</text:span></text:p>
      <text:p text:style-name="P20"/>
      <text:p text:style-name="P21"><text:span text:style-name="T21_1"><text:s text:c="4"/></text:span><text:span text:style-name="T21_2">cout</text:span><text:span text:style-name="T21_3">.</text:span><text:span text:style-name="T21_4">unsetf</text:span><text:span text:style-name="T21_5">(</text:span><text:span text:style-name="T21_6">ios</text:span><text:span text:style-name="T21_7">::</text:span><text:span text:style-name="T21_8">fixed</text:span><text:span text:style-name="T21_9">);</text:span></text:p>
      <text:p text:style-name="P22"><text:span text:style-name="T22_1"><text:s text:c="4"/></text:span><text:span text:style-name="T22_2">cout</text:span><text:span text:style-name="T22_3">.</text:span><text:span text:style-name="T22_4">unsetf</text:span><text:span text:style-name="T22_5">(</text:span><text:span text:style-name="T22_6">ios</text:span><text:span text:style-name="T22_7">::</text:span><text:span text:style-name="T22_8">showpoint</text:span><text:span text:style-name="T22_9">);</text:span></text:p>
      <text:p text:style-name="P23"/>
      <text:p text:style-name="P24"><text:span text:style-name="T24_1"><text:s text:c="4"/></text:span><text:span text:style-name="T24_2">cout</text:span><text:span text:style-name="T24_3"><text:s/>&lt;&lt;<text:s/>"</text:span><text:span text:style-name="T24_4">Enter</text:span><text:span text:style-name="T24_5"><text:s/></text:span><text:span text:style-name="T24_6">the</text:span><text:span text:style-name="T24_7"><text:s/></text:span><text:span text:style-name="T24_8">number</text:span><text:span text:style-name="T24_9"><text:s/></text:span><text:span text:style-name="T24_10">of</text:span><text:span text:style-name="T24_11"><text:s/></text:span><text:span text:style-name="T24_12">shots</text:span><text:span text:style-name="T24_13"><text:s/></text:span><text:span text:style-name="T24_14">on</text:span><text:span text:style-name="T24_15"><text:s/></text:span><text:span text:style-name="T24_16">goal</text:span><text:span text:style-name="T24_17">:\</text:span><text:span text:style-name="T24_18">t</text:span><text:span text:style-name="T24_19">";</text:span></text:p>
      <text:p text:style-name="P25"><text:span text:style-name="T25_1"><text:s text:c="4"/></text:span><text:span text:style-name="T25_2">cin</text:span><text:span text:style-name="T25_3"><text:s/>&gt;&gt;<text:s/></text:span><text:span text:style-name="T25_4">shots</text:span><text:span text:style-name="T25_5">;</text:span></text:p>
      <text:p text:style-name="P26"><text:span text:style-name="T26_1"><text:s text:c="4"/></text:span><text:span text:style-name="T26_2">cout</text:span><text:span text:style-name="T26_3"><text:s/>&lt;&lt;<text:s/>"</text:span><text:span text:style-name="T26_4">Enter</text:span><text:span text:style-name="T26_5"><text:s/></text:span><text:span text:style-name="T26_6">the</text:span><text:span text:style-name="T26_7"><text:s/></text:span><text:span text:style-name="T26_8">number</text:span><text:span text:style-name="T26_9"><text:s/></text:span><text:span text:style-name="T26_10">of</text:span><text:span text:style-name="T26_11"><text:s/></text:span><text:span text:style-name="T26_12">goals</text:span><text:span text:style-name="T26_13"><text:s/></text:span><text:span text:style-name="T26_14">scored</text:span><text:span text:style-name="T26_15">:\</text:span><text:span text:style-name="T26_16">t</text:span><text:span text:style-name="T26_17">";</text:span></text:p>
      <text:p text:style-name="P27"><text:span text:style-name="T27_1"><text:s text:c="4"/></text:span><text:span text:style-name="T27_2">cin</text:span><text:span text:style-name="T27_3"><text:s/>&gt;&gt;<text:s/></text:span><text:span text:style-name="T27_4">goals</text:span><text:span text:style-name="T27_5">;</text:span></text:p>
      <text:p text:style-name="P28"><text:span text:style-name="T28_1"><text:s text:c="4"/></text:span><text:span text:style-name="T28_2">cout</text:span><text:span text:style-name="T28_3"><text:s/>&lt;&lt;<text:s/></text:span><text:span text:style-name="T28_4">endl</text:span><text:span text:style-name="T28_5">;</text:span></text:p>
      <text:p text:style-name="P29"/>
      <text:p text:style-name="P30"><text:span text:style-name="T30_1"><text:s text:c="4"/></text:span><text:span text:style-name="T30_2">saves</text:span><text:span text:style-name="T30_3"><text:s/>=<text:s/></text:span><text:span text:style-name="T30_4">shots</text:span><text:span text:style-name="T30_5"><text:s/>-<text:s/></text:span><text:span text:style-name="T30_6">goals</text:span><text:span text:style-name="T30_7">;</text:span></text:p>
      <text:p text:style-name="P31"/>
      <text:p text:style-name="P32"><text:span text:style-name="T32_1"><text:s text:c="4"/></text:span><text:span text:style-name="T32_2">save</text:span><text:span text:style-name="T32_3">_</text:span><text:span text:style-name="T32_4">perc</text:span><text:span text:style-name="T32_5"><text:s/>=<text:s/>(</text:span><text:span text:style-name="T32_6">saves</text:span><text:span text:style-name="T32_7"><text:s/>/<text:s/></text:span><text:span text:style-name="T32_8">shots</text:span><text:span text:style-name="T32_9">);</text:span></text:p>
      <text:p text:style-name="P33"/>
      <text:p text:style-name="P34"><text:span text:style-name="T34_1"><text:s text:c="4"/></text:span><text:span text:style-name="T34_2">cout</text:span><text:span text:style-name="T34_3"><text:s/>&lt;&lt;<text:s/>"</text:span><text:span text:style-name="T34_4">If</text:span><text:span text:style-name="T34_5"><text:s/></text:span><text:span text:style-name="T34_6">there</text:span><text:span text:style-name="T34_7"><text:s/></text:span><text:span text:style-name="T34_8">were</text:span><text:span text:style-name="T34_9"><text:s/>"<text:s/>&lt;&lt;<text:s/></text:span><text:span text:style-name="T34_10">shots</text:span><text:span text:style-name="T34_11"><text:s/>&lt;&lt;<text:s/>"<text:s/></text:span><text:span text:style-name="T34_12">shots</text:span><text:span text:style-name="T34_13"><text:s/></text:span><text:span text:style-name="T34_14">and</text:span><text:span text:style-name="T34_15"><text:s/>"<text:s/>&lt;&lt;<text:s/></text:span><text:span text:style-name="T34_16">goals</text:span><text:span text:style-name="T34_17"><text:s/>&lt;&lt;<text:s/>"<text:s/></text:span><text:span text:style-name="T34_18">goals</text:span><text:span text:style-name="T34_19">\</text:span><text:span text:style-name="T34_20">n</text:span><text:span text:style-name="T34_21">";</text:span></text:p>
      <text:p text:style-name="P35"><text:span text:style-name="T35_1"><text:s text:c="4"/></text:span><text:span text:style-name="T35_2">cout</text:span><text:span text:style-name="T35_3"><text:s/>&lt;&lt;<text:s/>"</text:span><text:span text:style-name="T35_4">then</text:span><text:span text:style-name="T35_5"><text:s/></text:span><text:span text:style-name="T35_6">the</text:span><text:span text:style-name="T35_7"><text:s/></text:span><text:span text:style-name="T35_8">goalie</text:span><text:span text:style-name="T35_9">'</text:span><text:span text:style-name="T35_10">s</text:span><text:span text:style-name="T35_11"><text:s/></text:span><text:span text:style-name="T35_12">save</text:span><text:span text:style-name="T35_13"><text:s/></text:span><text:span text:style-name="T35_14">percentage</text:span><text:span text:style-name="T35_15"><text:s/></text:span><text:span text:style-name="T35_16">was</text:span><text:span text:style-name="T35_17"><text:s/>";</text:span></text:p>
      <text:p text:style-name="P36"/>
      <text:p text:style-name="P37"><text:span text:style-name="T37_1"><text:s text:c="4"/></text:span><text:span text:style-name="T37_2">cout</text:span><text:span text:style-name="T37_3">.</text:span><text:span text:style-name="T37_4">setf</text:span><text:span text:style-name="T37_5">(</text:span><text:span text:style-name="T37_6">ios</text:span><text:span text:style-name="T37_7">::</text:span><text:span text:style-name="T37_8">fixed</text:span><text:span text:style-name="T37_9">);</text:span></text:p>
      <text:p text:style-name="P38"><text:span text:style-name="T38_1"><text:s text:c="4"/></text:span><text:span text:style-name="T38_2">cout</text:span><text:span text:style-name="T38_3">.</text:span><text:span text:style-name="T38_4">setf</text:span><text:span text:style-name="T38_5">(</text:span><text:span text:style-name="T38_6">ios</text:span><text:span text:style-name="T38_7">::</text:span><text:span text:style-name="T38_8">showpoint</text:span><text:span text:style-name="T38_9">);</text:span></text:p>
      <text:p text:style-name="P39"><text:span text:style-name="T39_1"><text:s text:c="4"/></text:span><text:span text:style-name="T39_2">cout</text:span><text:span text:style-name="T39_3">.</text:span><text:span text:style-name="T39_4">precision</text:span><text:span text:style-name="T39_5">(3);</text:span></text:p>
      <text:p text:style-name="P40"/>
      <text:p text:style-name="P41"><text:span text:style-name="T41_1"><text:s text:c="4"/></text:span><text:span text:style-name="T41_2">cout</text:span><text:span text:style-name="T41_3"><text:s/>&lt;&lt;<text:s/></text:span><text:span text:style-name="T41_4">save</text:span><text:span text:style-name="T41_5">_</text:span><text:span text:style-name="T41_6">perc</text:span><text:span text:style-name="T41_7"><text:s/>&lt;&lt;<text:s/></text:span><text:span text:style-name="T41_8">endl</text:span><text:span text:style-name="T41_9"><text:s/>&lt;&lt;<text:s/></text:span><text:span text:style-name="T41_10">endl</text:span><text:span text:style-name="T41_11">;</text:span></text:p>
      <text:p text:style-name="P42"/>
      <text:p text:style-name="P43"><text:span text:style-name="T43_1"><text:s text:c="4"/></text:span><text:span text:style-name="T43_2">cout</text:span><text:span text:style-name="T43_3"><text:s/>&lt;&lt;<text:s/>"</text:span><text:span text:style-name="T43_4">Run</text:span><text:span text:style-name="T43_5"><text:s/></text:span><text:span text:style-name="T43_6">again</text:span><text:span text:style-name="T43_7">?<text:s/></text:span><text:span text:style-name="T43_8">Y</text:span><text:span text:style-name="T43_9">/</text:span><text:span text:style-name="T43_10">N</text:span><text:span text:style-name="T43_11">\</text:span><text:span text:style-name="T43_12">t</text:span><text:span text:style-name="T43_13">";</text:span></text:p>
      <text:p text:style-name="P44"><text:span text:style-name="T44_1"><text:s text:c="4"/></text:span><text:span text:style-name="T44_2">cin</text:span><text:span text:style-name="T44_3"><text:s/>&gt;&gt;<text:s/></text:span><text:span text:style-name="T44_4">cont</text:span><text:span text:style-name="T44_5">;</text:span></text:p>
      <text:p text:style-name="P45"><text:span text:style-name="T45_1"><text:s text:c="4"/></text:span><text:span text:style-name="T45_2">cont</text:span><text:span text:style-name="T45_3"><text:s/>=<text:s/></text:span><text:span text:style-name="T45_4">toupper</text:span><text:span text:style-name="T45_5">(</text:span><text:span text:style-name="T45_6">cont</text:span><text:span text:style-name="T45_7">);</text:span></text:p>
      <text:p text:style-name="P46"><text:span text:style-name="T46_1"><text:s text:c="4"/></text:span><text:span text:style-name="T46_2">cout</text:span><text:span text:style-name="T46_3"><text:s/>&lt;&lt;<text:s/></text:span><text:span text:style-name="T46_4">endl</text:span><text:span text:style-name="T46_5">;</text:span></text:p>
      <text:p text:style-name="P47"/>
      <text:p text:style-name="P48"><text:span text:style-name="T48_1"><text:s text:c="4"/>}</text:span><text:span text:style-name="T48_2">while</text:span><text:span text:style-name="T48_3"><text:s/>(</text:span><text:span text:style-name="T48_4">cont</text:span><text:span text:style-name="T48_5"><text:s/>==<text:s/>'</text:span><text:span text:style-name="T48_6">Y</text:span><text:span text:style-name="T48_7">');</text:span></text:p>
      <text:p text:style-name="P49"/>
      <text:p text:style-name="P50"><text:span text:style-name="T50_1"><text:s text:c="4"/></text:span><text:span text:style-name="T50_2">system</text:span><text:span text:style-name="T50_3">("</text:span><text:span text:style-name="T50_4">PAUSE</text:span><text:span text:style-name="T50_5">");</text:span></text:p>
      <text:p text:style-name="P51"><text:span text:style-name="T51_1"><text:s text:c="4"/></text:span><text:span text:style-name="T51_2">return</text:span><text:span text:style-name="T51_3"><text:s/>0;</text:span></text:p>
      <text:p text:style-name="P52"><text:span text:style-name="T52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